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fr1" style:family="graphic" style:parent-style-name="OLE">
      <style:graphic-properties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オブジェクト1" text:anchor-type="char" svg:width="170mm" svg:height="30mm" draw:z-index="0"><draw:object xlink:href="file:///etc/fstab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3:45:51.466000000</meta:creation-date>
    <dc:date>2024-02-15T13:46:59.847000000</dc:date>
    <meta:editing-duration>PT1M9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24.2.0.3$Windows_X86_64 LibreOffice_project/da48488a73ddd66ea24cf16bbc4f7b9c08e9bea1</meta:generator>
  </office:meta>
</office:document-meta>
</file>